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812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1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2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3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1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5" style:family="table-cell" style:parent-style-name="Default" style:data-style-name="N125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2" table:number-columns-repeated="2" table:default-cell-style-name="ce10"/>
        <table:table-column table:style-name="co2" table:number-columns-repeated="14" table:default-cell-style-name="ce14"/>
        <table:table-column table:style-name="co3" table:default-cell-style-name="ce17"/>
        <table:table-column table:style-name="co4" table:number-columns-repeated="239" table:default-cell-style-name="Default"/>
        <table:table-row table:style-name="ro1">
          <table:table-cell table:style-name="ce1" office:value-type="string" table:number-columns-spanned="9" table:number-rows-spanned="1">
            <text:p>Average Wages and Indices of Employed Persons by Region</text:p>
          </table:table-cell>
          <table:covered-table-cell table:number-columns-repeated="8" table:style-name="ce1"/>
          <table:table-cell table:style-name="ce1"/>
          <table:table-cell table:style-name="ce16" table:number-columns-repeated="8"/>
          <table:table-cell table:number-columns-repeated="240"/>
        </table:table-row>
        <table:table-row table:style-name="ro2">
          <table:table-cell table:style-name="ce2" office:value-type="string" table:number-columns-spanned="1" table:number-rows-spanned="3">
            <text:p>item</text:p>
          </table:table-cell>
          <table:table-cell table:style-name="ce8" office:value-type="string" table:number-columns-spanned="7" table:number-rows-spanned="1">
            <text:p>平均货币工资(元)</text:p>
          </table:table-cell>
          <table:covered-table-cell table:number-columns-repeated="6" table:style-name="ce8"/>
          <table:table-cell table:style-name="ce8" office:value-type="string" table:number-columns-spanned="5" table:number-rows-spanned="1">
            <text:p>平均货币工资指数(上年=100)</text:p>
          </table:table-cell>
          <table:covered-table-cell table:number-columns-repeated="4" table:style-name="ce8"/>
          <table:table-cell table:style-name="ce8" office:value-type="string" table:number-columns-spanned="5" table:number-rows-spanned="1">
            <text:p>平均实际工资指数(上年=100)</text:p>
          </table:table-cell>
          <table:covered-table-cell table:number-columns-repeated="4" table:style-name="ce8"/>
          <table:table-cell table:style-name="ce18"/>
          <table:table-cell table:number-columns-repeated="239"/>
        </table:table-row>
        <table:table-row table:style-name="ro1">
          <table:covered-table-cell table:style-name="ce2"/>
          <table:table-cell table:style-name="ce9" office:value-type="string" table:number-columns-spanned="1" table:number-rows-spanned="2">
            <text:p>(Yuan)</text:p>
          </table:table-cell>
          <table:table-cell table:style-name="ce9" table:number-columns-repeated="2"/>
          <table:table-cell table:style-name="ce2"/>
          <table:table-cell table:style-name="ce8" office:value-type="string" table:number-columns-spanned="1" table:number-rows-spanned="2">
            <text:p>State-owned Units(Yuan)</text:p>
          </table:table-cell>
          <table:table-cell table:style-name="ce8" office:value-type="string" table:number-columns-spanned="1" table:number-rows-spanned="2">
            <text:p>Urban Collective-owned Units(Yuan)</text:p>
          </table:table-cell>
          <table:table-cell table:style-name="ce8" office:value-type="string" table:number-columns-spanned="1" table:number-rows-spanned="2">
            <text:p>Units of Other Types of Ownership(Yuan)</text:p>
          </table:table-cell>
          <table:table-cell table:style-name="ce9" office:value-type="string" table:number-columns-spanned="1" table:number-rows-spanned="2">
            <text:p>(%)</text:p>
          </table:table-cell>
          <table:table-cell table:style-name="ce2"/>
          <table:table-cell table:style-name="ce8" office:value-type="string" table:number-columns-spanned="1" table:number-rows-spanned="2">
            <text:p>State-owned Units(%)</text:p>
          </table:table-cell>
          <table:table-cell table:style-name="ce8" office:value-type="string" table:number-columns-spanned="1" table:number-rows-spanned="2">
            <text:p>Urban Collective-owned Units(%)</text:p>
          </table:table-cell>
          <table:table-cell table:style-name="ce8" office:value-type="string" table:number-columns-spanned="1" table:number-rows-spanned="2">
            <text:p>Units of Other Types of Ownership(%)</text:p>
          </table:table-cell>
          <table:table-cell table:style-name="ce9" office:value-type="string" table:number-columns-spanned="1" table:number-rows-spanned="2">
            <text:p>(Yuan)</text:p>
          </table:table-cell>
          <table:table-cell table:style-name="ce2"/>
          <table:table-cell table:style-name="ce8" office:value-type="string" table:number-columns-spanned="1" table:number-rows-spanned="2">
            <text:p>State-owned Units(Yuan)</text:p>
          </table:table-cell>
          <table:table-cell table:style-name="ce8" office:value-type="string" table:number-columns-spanned="1" table:number-rows-spanned="2">
            <text:p>Urban Collective-owned Units(Yuan)</text:p>
          </table:table-cell>
          <table:table-cell table:style-name="ce8" office:value-type="string" table:number-columns-spanned="1" table:number-rows-spanned="2">
            <text:p>Units of Other Types of Ownership(Yuan)</text:p>
          </table:table-cell>
          <table:table-cell table:style-name="ce18"/>
          <table:table-cell table:number-columns-repeated="239"/>
        </table:table-row>
        <table:table-row table:style-name="ro1">
          <table:covered-table-cell table:style-name="ce2"/>
          <table:covered-table-cell table:style-name="ce9"/>
          <table:table-cell table:style-name="ce9" table:number-columns-repeated="2"/>
          <table:table-cell table:style-name="ce8" office:value-type="string">
            <text:p>Average Wage of Employed Persons(Yuan)</text:p>
          </table:table-cell>
          <table:covered-table-cell table:number-columns-repeated="3" table:style-name="ce8"/>
          <table:covered-table-cell table:style-name="ce9"/>
          <table:table-cell table:style-name="ce8" office:value-type="string">
            <text:p>Index of Average Wage of Staff and Workers(%)</text:p>
          </table:table-cell>
          <table:covered-table-cell table:number-columns-repeated="3" table:style-name="ce8"/>
          <table:covered-table-cell table:style-name="ce9"/>
          <table:table-cell table:style-name="ce8" office:value-type="string">
            <text:p>Indices of Average Real Wage(%)</text:p>
          </table:table-cell>
          <table:covered-table-cell table:number-columns-repeated="3" table:style-name="ce8"/>
          <table:table-cell table:style-name="ce18"/>
          <table:table-cell table:number-columns-repeated="239"/>
        </table:table-row>
        <table:table-row table:style-name="ro1">
          <table:table-cell table:style-name="ce3" office:value-type="string">
            <text:p>National Total</text:p>
          </table:table-cell>
          <table:table-cell table:style-name="ce10" office:value-type="string">
            <text:p>41799</text:p>
          </table:table-cell>
          <table:table-cell table:formula="of:=RIGHT([.B5];5)" office:value-type="string" office:string-value="41799">
            <text:p>41799</text:p>
          </table:table-cell>
          <table:table-cell office:value-type="float" office:value="41799">
            <text:p>41,799.00</text:p>
          </table:table-cell>
          <table:table-cell table:style-name="ce13" office:value-type="string">
            <text:p>42452</text:p>
          </table:table-cell>
          <table:table-cell table:style-name="ce13" office:value-type="string">
            <text:p>43483</text:p>
          </table:table-cell>
          <table:table-cell table:style-name="ce13" office:value-type="string">
            <text:p>28791</text:p>
          </table:table-cell>
          <table:table-cell table:style-name="ce13" office:value-type="string">
            <text:p>41323</text:p>
          </table:table-cell>
          <table:table-cell table:style-name="ce13" office:value-type="string">
            <text:p>114.4</text:p>
          </table:table-cell>
          <table:table-cell table:style-name="ce13" office:value-type="string">
            <text:p>114.3</text:p>
          </table:table-cell>
          <table:table-cell table:style-name="ce13" office:value-type="string">
            <text:p>113.4</text:p>
          </table:table-cell>
          <table:table-cell table:style-name="ce13" office:value-type="string">
            <text:p>119.9</text:p>
          </table:table-cell>
          <table:table-cell table:style-name="ce13" office:value-type="string">
            <text:p>115.4</text:p>
          </table:table-cell>
          <table:table-cell table:style-name="ce13" office:value-type="string">
            <text:p>108.6</text:p>
          </table:table-cell>
          <table:table-cell table:style-name="ce13" office:value-type="string">
            <text:p>108.5</text:p>
          </table:table-cell>
          <table:table-cell table:style-name="ce13" office:value-type="string">
            <text:p>107.7</text:p>
          </table:table-cell>
          <table:table-cell table:style-name="ce13" office:value-type="string">
            <text:p>113.9</text:p>
          </table:table-cell>
          <table:table-cell table:style-name="ce13" office:value-type="string">
            <text:p>109.6</text:p>
          </table:table-cell>
          <table:table-cell table:number-columns-repeated="240"/>
        </table:table-row>
        <table:table-row table:style-name="ro1">
          <table:table-cell office:value-type="string">
            <text:p>Heilongjiang</text:p>
          </table:table-cell>
          <table:table-cell office:value-type="string">
            <text:p>31302</text:p>
          </table:table-cell>
          <table:table-cell table:formula="of:=RIGHT([.B6];5)" office:value-type="string" office:string-value="31302">
            <text:p>31302</text:p>
          </table:table-cell>
          <table:table-cell office:value-type="float" office:value="31302">
            <text:p>31,302.00</text:p>
          </table:table-cell>
          <table:table-cell office:value-type="string">
            <text:p>33503</text:p>
          </table:table-cell>
          <table:table-cell office:value-type="string">
            <text:p>31693</text:p>
          </table:table-cell>
          <table:table-cell office:value-type="string">
            <text:p>24712</text:p>
          </table:table-cell>
          <table:table-cell office:value-type="string">
            <text:p>31200</text:p>
          </table:table-cell>
          <table:table-cell office:value-type="string">
            <text:p>112.9</text:p>
          </table:table-cell>
          <table:table-cell office:value-type="string">
            <text:p>113.2</text:p>
          </table:table-cell>
          <table:table-cell office:value-type="string">
            <text:p>111.7</text:p>
          </table:table-cell>
          <table:table-cell office:value-type="string">
            <text:p>126.1</text:p>
          </table:table-cell>
          <table:table-cell office:value-type="string">
            <text:p>113.6</text:p>
          </table:table-cell>
          <table:table-cell office:value-type="string">
            <text:p>107.2</text:p>
          </table:table-cell>
          <table:table-cell office:value-type="string">
            <text:p>107.5</text:p>
          </table:table-cell>
          <table:table-cell office:value-type="string">
            <text:p>106.1</text:p>
          </table:table-cell>
          <table:table-cell office:value-type="string">
            <text:p>119.8</text:p>
          </table:table-cell>
          <table:table-cell office:value-type="string">
            <text:p>107.9</text:p>
          </table:table-cell>
          <table:table-cell table:number-columns-repeated="240"/>
        </table:table-row>
        <table:table-row table:style-name="ro1">
          <table:table-cell office:value-type="string">
            <text:p>Jilin</text:p>
          </table:table-cell>
          <table:table-cell office:value-type="string">
            <text:p>33610</text:p>
          </table:table-cell>
          <table:table-cell table:formula="of:=RIGHT([.B7];5)" office:value-type="string" office:string-value="33610">
            <text:p>33610</text:p>
          </table:table-cell>
          <table:table-cell office:value-type="float" office:value="33610">
            <text:p>33,610.00</text:p>
          </table:table-cell>
          <table:table-cell office:value-type="string">
            <text:p>34197</text:p>
          </table:table-cell>
          <table:table-cell office:value-type="string">
            <text:p>34230</text:p>
          </table:table-cell>
          <table:table-cell office:value-type="string">
            <text:p>25252</text:p>
          </table:table-cell>
          <table:table-cell office:value-type="string">
            <text:p>33366</text:p>
          </table:table-cell>
          <table:table-cell office:value-type="string">
            <text:p>115.9</text:p>
          </table:table-cell>
          <table:table-cell office:value-type="string">
            <text:p>116.3</text:p>
          </table:table-cell>
          <table:table-cell office:value-type="string">
            <text:p>113.8</text:p>
          </table:table-cell>
          <table:table-cell office:value-type="string">
            <text:p>149.6</text:p>
          </table:table-cell>
          <table:table-cell office:value-type="string">
            <text:p>115.6</text:p>
          </table:table-cell>
          <table:table-cell office:value-type="string">
            <text:p>110.1</text:p>
          </table:table-cell>
          <table:table-cell office:value-type="string">
            <text:p>110.5</text:p>
          </table:table-cell>
          <table:table-cell office:value-type="string">
            <text:p>108.1</text:p>
          </table:table-cell>
          <table:table-cell office:value-type="string">
            <text:p>142.1</text:p>
          </table:table-cell>
          <table:table-cell office:value-type="string">
            <text:p>109.7</text:p>
          </table:table-cell>
          <table:table-cell table:number-columns-repeated="240"/>
        </table:table-row>
        <table:table-row table:style-name="ro1">
          <table:table-cell office:value-type="string">
            <text:p>Hebei</text:p>
          </table:table-cell>
          <table:table-cell office:value-type="string">
            <text:p>35309</text:p>
          </table:table-cell>
          <table:table-cell table:formula="of:=RIGHT([.B8];5)" office:value-type="string" office:string-value="35309">
            <text:p>35309</text:p>
          </table:table-cell>
          <table:table-cell office:value-type="float" office:value="35309">
            <text:p>35,309.00</text:p>
          </table:table-cell>
          <table:table-cell office:value-type="string">
            <text:p>35973</text:p>
          </table:table-cell>
          <table:table-cell office:value-type="string">
            <text:p>35872</text:p>
          </table:table-cell>
          <table:table-cell office:value-type="string">
            <text:p>24788</text:p>
          </table:table-cell>
          <table:table-cell office:value-type="string">
            <text:p>35575</text:p>
          </table:table-cell>
          <table:table-cell office:value-type="string">
            <text:p>112.3</text:p>
          </table:table-cell>
          <table:table-cell office:value-type="string">
            <text:p>111.4</text:p>
          </table:table-cell>
          <table:table-cell office:value-type="string">
            <text:p>112.2</text:p>
          </table:table-cell>
          <table:table-cell office:value-type="string">
            <text:p>113.6</text:p>
          </table:table-cell>
          <table:table-cell office:value-type="string">
            <text:p>111.3</text:p>
          </table:table-cell>
          <table:table-cell office:value-type="string">
            <text:p>106.6</text:p>
          </table:table-cell>
          <table:table-cell office:value-type="string">
            <text:p>105.7</text:p>
          </table:table-cell>
          <table:table-cell office:value-type="string">
            <text:p>106.5</text:p>
          </table:table-cell>
          <table:table-cell office:value-type="string">
            <text:p>107.9</text:p>
          </table:table-cell>
          <table:table-cell office:value-type="string">
            <text:p>105.7</text:p>
          </table:table-cell>
          <table:table-cell table:number-columns-repeated="240"/>
        </table:table-row>
        <table:table-row table:style-name="ro1">
          <table:table-cell office:value-type="string">
            <text:p>Liaoning</text:p>
          </table:table-cell>
          <table:table-cell office:value-type="string">
            <text:p>38154</text:p>
          </table:table-cell>
          <table:table-cell table:formula="of:=RIGHT([.B9];5)" office:value-type="string" office:string-value="38154">
            <text:p>38154</text:p>
          </table:table-cell>
          <table:table-cell office:value-type="float" office:value="38154">
            <text:p>38,154.00</text:p>
          </table:table-cell>
          <table:table-cell office:value-type="string">
            <text:p>38713</text:p>
          </table:table-cell>
          <table:table-cell office:value-type="string">
            <text:p>39910</text:p>
          </table:table-cell>
          <table:table-cell office:value-type="string">
            <text:p>23845</text:p>
          </table:table-cell>
          <table:table-cell office:value-type="string">
            <text:p>38116</text:p>
          </table:table-cell>
          <table:table-cell office:value-type="string">
            <text:p>110.8</text:p>
          </table:table-cell>
          <table:table-cell office:value-type="string">
            <text:p>110.4</text:p>
          </table:table-cell>
          <table:table-cell office:value-type="string">
            <text:p>112.4</text:p>
          </table:table-cell>
          <table:table-cell office:value-type="string">
            <text:p>119.8</text:p>
          </table:table-cell>
          <table:table-cell office:value-type="string">
            <text:p>108.3</text:p>
          </table:table-cell>
          <table:table-cell office:value-type="string">
            <text:p>105.2</text:p>
          </table:table-cell>
          <table:table-cell office:value-type="string">
            <text:p>104.9</text:p>
          </table:table-cell>
          <table:table-cell office:value-type="string">
            <text:p>106.7</text:p>
          </table:table-cell>
          <table:table-cell office:value-type="string">
            <text:p>113.8</text:p>
          </table:table-cell>
          <table:table-cell office:value-type="string">
            <text:p>102.9</text:p>
          </table:table-cell>
          <table:table-cell table:number-columns-repeated="240"/>
        </table:table-row>
        <table:table-row table:style-name="ro1">
          <table:table-cell office:value-type="string">
            <text:p>Fujian</text:p>
          </table:table-cell>
          <table:table-cell office:value-type="string">
            <text:p>38588</text:p>
          </table:table-cell>
          <table:table-cell table:formula="of:=RIGHT([.B10];5)" office:value-type="string" office:string-value="38588">
            <text:p>38588</text:p>
          </table:table-cell>
          <table:table-cell office:value-type="float" office:value="38588">
            <text:p>38,588.00</text:p>
          </table:table-cell>
          <table:table-cell office:value-type="string">
            <text:p>38989</text:p>
          </table:table-cell>
          <table:table-cell office:value-type="string">
            <text:p>46846</text:p>
          </table:table-cell>
          <table:table-cell office:value-type="string">
            <text:p>33760</text:p>
          </table:table-cell>
          <table:table-cell office:value-type="string">
            <text:p>35568</text:p>
          </table:table-cell>
          <table:table-cell office:value-type="string">
            <text:p>119.3</text:p>
          </table:table-cell>
          <table:table-cell office:value-type="string">
            <text:p>119.4</text:p>
          </table:table-cell>
          <table:table-cell office:value-type="string">
            <text:p>116.9</text:p>
          </table:table-cell>
          <table:table-cell office:value-type="string">
            <text:p>126.7</text:p>
          </table:table-cell>
          <table:table-cell office:value-type="string">
            <text:p>122.7</text:p>
          </table:table-cell>
          <table:table-cell office:value-type="string">
            <text:p>113.3</text:p>
          </table:table-cell>
          <table:table-cell office:value-type="string">
            <text:p>113.4</text:p>
          </table:table-cell>
          <table:table-cell office:value-type="string">
            <text:p>111</text:p>
          </table:table-cell>
          <table:table-cell office:value-type="string">
            <text:p>120.3</text:p>
          </table:table-cell>
          <table:table-cell office:value-type="string">
            <text:p>116.6</text:p>
          </table:table-cell>
          <table:table-cell table:number-columns-repeated="240"/>
        </table:table-row>
        <table:table-row table:style-name="ro1">
          <table:table-cell office:value-type="string">
            <text:p>Shanxi</text:p>
          </table:table-cell>
          <table:table-cell office:value-type="string">
            <text:p>39230</text:p>
          </table:table-cell>
          <table:table-cell table:formula="of:=RIGHT([.B11];5)" office:value-type="string" office:string-value="39230">
            <text:p>39230</text:p>
          </table:table-cell>
          <table:table-cell office:value-type="float" office:value="39230">
            <text:p>39,230.00</text:p>
          </table:table-cell>
          <table:table-cell office:value-type="string">
            <text:p>39903</text:p>
          </table:table-cell>
          <table:table-cell office:value-type="string">
            <text:p>36542</text:p>
          </table:table-cell>
          <table:table-cell office:value-type="string">
            <text:p>27038</text:p>
          </table:table-cell>
          <table:table-cell office:value-type="string">
            <text:p>45992</text:p>
          </table:table-cell>
          <table:table-cell office:value-type="string">
            <text:p>118.7</text:p>
          </table:table-cell>
          <table:table-cell office:value-type="string">
            <text:p>119</text:p>
          </table:table-cell>
          <table:table-cell office:value-type="string">
            <text:p>111.9</text:p>
          </table:table-cell>
          <table:table-cell office:value-type="string">
            <text:p>125.3</text:p>
          </table:table-cell>
          <table:table-cell office:value-type="string">
            <text:p>128.2</text:p>
          </table:table-cell>
          <table:table-cell office:value-type="string">
            <text:p>112.7</text:p>
          </table:table-cell>
          <table:table-cell office:value-type="string">
            <text:p>113</text:p>
          </table:table-cell>
          <table:table-cell office:value-type="string">
            <text:p>106.2</text:p>
          </table:table-cell>
          <table:table-cell office:value-type="string">
            <text:p>119</text:p>
          </table:table-cell>
          <table:table-cell office:value-type="string">
            <text:p>121.8</text:p>
          </table:table-cell>
          <table:table-cell table:number-columns-repeated="240"/>
        </table:table-row>
        <table:table-row table:style-name="ro1">
          <table:table-cell office:value-type="string">
            <text:p>Anhui</text:p>
          </table:table-cell>
          <table:table-cell office:value-type="string">
            <text:p>39352</text:p>
          </table:table-cell>
          <table:table-cell table:formula="of:=RIGHT([.B12];5)" office:value-type="string" office:string-value="39352">
            <text:p>39352</text:p>
          </table:table-cell>
          <table:table-cell office:value-type="float" office:value="39352">
            <text:p>39,352.00</text:p>
          </table:table-cell>
          <table:table-cell office:value-type="string">
            <text:p>40640</text:p>
          </table:table-cell>
          <table:table-cell office:value-type="string">
            <text:p>39287</text:p>
          </table:table-cell>
          <table:table-cell office:value-type="string">
            <text:p>29539</text:p>
          </table:table-cell>
          <table:table-cell office:value-type="string">
            <text:p>40445</text:p>
          </table:table-cell>
          <table:table-cell office:value-type="string">
            <text:p>118</text:p>
          </table:table-cell>
          <table:table-cell office:value-type="string">
            <text:p>118.3</text:p>
          </table:table-cell>
          <table:table-cell office:value-type="string">
            <text:p>116.3</text:p>
          </table:table-cell>
          <table:table-cell office:value-type="string">
            <text:p>123.8</text:p>
          </table:table-cell>
          <table:table-cell office:value-type="string">
            <text:p>119.4</text:p>
          </table:table-cell>
          <table:table-cell office:value-type="string">
            <text:p>112.1</text:p>
          </table:table-cell>
          <table:table-cell office:value-type="string">
            <text:p>112.4</text:p>
          </table:table-cell>
          <table:table-cell office:value-type="string">
            <text:p>110.4</text:p>
          </table:table-cell>
          <table:table-cell office:value-type="string">
            <text:p>117.5</text:p>
          </table:table-cell>
          <table:table-cell office:value-type="string">
            <text:p>113.4</text:p>
          </table:table-cell>
          <table:table-cell table:number-columns-repeated="240"/>
        </table:table-row>
        <table:table-row table:style-name="ro1">
          <table:table-cell office:value-type="string">
            <text:p>Inner Mongolia</text:p>
          </table:table-cell>
          <table:table-cell office:value-type="string">
            <text:p>41118</text:p>
          </table:table-cell>
          <table:table-cell table:formula="of:=RIGHT([.B13];5)" office:value-type="string" office:string-value="41118">
            <text:p>41118</text:p>
          </table:table-cell>
          <table:table-cell office:value-type="float" office:value="41118">
            <text:p>41,118.00</text:p>
          </table:table-cell>
          <table:table-cell office:value-type="string">
            <text:p>41481</text:p>
          </table:table-cell>
          <table:table-cell office:value-type="string">
            <text:p>43788</text:p>
          </table:table-cell>
          <table:table-cell office:value-type="string">
            <text:p>37382</text:p>
          </table:table-cell>
          <table:table-cell office:value-type="string">
            <text:p>36317</text:p>
          </table:table-cell>
          <table:table-cell table:number-columns-repeated="2" office:value-type="string">
            <text:p>116.8</text:p>
          </table:table-cell>
          <table:table-cell office:value-type="string">
            <text:p>117.5</text:p>
          </table:table-cell>
          <table:table-cell office:value-type="string">
            <text:p>127.6</text:p>
          </table:table-cell>
          <table:table-cell office:value-type="string">
            <text:p>116.1</text:p>
          </table:table-cell>
          <table:table-cell table:number-columns-repeated="2" office:value-type="string">
            <text:p>110.9</text:p>
          </table:table-cell>
          <table:table-cell office:value-type="string">
            <text:p>111.6</text:p>
          </table:table-cell>
          <table:table-cell office:value-type="string">
            <text:p>121.2</text:p>
          </table:table-cell>
          <table:table-cell office:value-type="string">
            <text:p>110.3</text:p>
          </table:table-cell>
          <table:table-cell table:number-columns-repeated="240"/>
        </table:table-row>
        <table:table-row table:style-name="ro1">
          <table:table-cell office:value-type="string">
            <text:p>Zhejiang</text:p>
          </table:table-cell>
          <table:table-cell office:value-type="string">
            <text:p>45162</text:p>
          </table:table-cell>
          <table:table-cell table:formula="of:=RIGHT([.B14];5)" office:value-type="string" office:string-value="45162">
            <text:p>45162</text:p>
          </table:table-cell>
          <table:table-cell office:value-type="float" office:value="45162">
            <text:p>45,162.00</text:p>
          </table:table-cell>
          <table:table-cell office:value-type="string">
            <text:p>45780</text:p>
          </table:table-cell>
          <table:table-cell office:value-type="string">
            <text:p>67781</text:p>
          </table:table-cell>
          <table:table-cell office:value-type="string">
            <text:p>41039</text:p>
          </table:table-cell>
          <table:table-cell office:value-type="string">
            <text:p>38504</text:p>
          </table:table-cell>
          <table:table-cell office:value-type="string">
            <text:p>111.1</text:p>
          </table:table-cell>
          <table:table-cell office:value-type="string">
            <text:p>110.3</text:p>
          </table:table-cell>
          <table:table-cell office:value-type="string">
            <text:p>108.7</text:p>
          </table:table-cell>
          <table:table-cell office:value-type="string">
            <text:p>115.1</text:p>
          </table:table-cell>
          <table:table-cell office:value-type="string">
            <text:p>115</text:p>
          </table:table-cell>
          <table:table-cell office:value-type="string">
            <text:p>105.5</text:p>
          </table:table-cell>
          <table:table-cell office:value-type="string">
            <text:p>104.7</text:p>
          </table:table-cell>
          <table:table-cell office:value-type="string">
            <text:p>103.2</text:p>
          </table:table-cell>
          <table:table-cell office:value-type="string">
            <text:p>109.3</text:p>
          </table:table-cell>
          <table:table-cell office:value-type="string">
            <text:p>109.2</text:p>
          </table:table-cell>
          <table:table-cell table:number-columns-repeated="240"/>
        </table:table-row>
        <table:table-row table:style-name="ro1">
          <table:table-cell office:value-type="string">
            <text:p>Jiangsu</text:p>
          </table:table-cell>
          <table:table-cell office:value-type="string">
            <text:p>45487</text:p>
          </table:table-cell>
          <table:table-cell table:formula="of:=RIGHT([.B15];5)" office:value-type="string" office:string-value="45487">
            <text:p>45487</text:p>
          </table:table-cell>
          <table:table-cell office:value-type="float" office:value="45487">
            <text:p>45,487.00</text:p>
          </table:table-cell>
          <table:table-cell office:value-type="string">
            <text:p>45987</text:p>
          </table:table-cell>
          <table:table-cell office:value-type="string">
            <text:p>55522</text:p>
          </table:table-cell>
          <table:table-cell office:value-type="string">
            <text:p>36085</text:p>
          </table:table-cell>
          <table:table-cell office:value-type="string">
            <text:p>40126</text:p>
          </table:table-cell>
          <table:table-cell office:value-type="string">
            <text:p>114.4</text:p>
          </table:table-cell>
          <table:table-cell office:value-type="string">
            <text:p>113.5</text:p>
          </table:table-cell>
          <table:table-cell office:value-type="string">
            <text:p>112</text:p>
          </table:table-cell>
          <table:table-cell office:value-type="string">
            <text:p>119.2</text:p>
          </table:table-cell>
          <table:table-cell office:value-type="string">
            <text:p>117.1</text:p>
          </table:table-cell>
          <table:table-cell office:value-type="string">
            <text:p>108.6</text:p>
          </table:table-cell>
          <table:table-cell office:value-type="string">
            <text:p>107.8</text:p>
          </table:table-cell>
          <table:table-cell office:value-type="string">
            <text:p>106.4</text:p>
          </table:table-cell>
          <table:table-cell office:value-type="string">
            <text:p>113.2</text:p>
          </table:table-cell>
          <table:table-cell office:value-type="string">
            <text:p>111.2</text:p>
          </table:table-cell>
          <table:table-cell table:number-columns-repeated="240"/>
        </table:table-row>
        <table:table-row table:style-name="ro1">
          <table:table-cell office:value-type="string">
            <text:p>Tianjin</text:p>
          </table:table-cell>
          <table:table-cell office:value-type="string">
            <text:p>55658</text:p>
          </table:table-cell>
          <table:table-cell table:formula="of:=RIGHT([.B16];5)" office:value-type="string" office:string-value="55658">
            <text:p>55658</text:p>
          </table:table-cell>
          <table:table-cell office:value-type="float" office:value="55658">
            <text:p>55,658.00</text:p>
          </table:table-cell>
          <table:table-cell office:value-type="string">
            <text:p>56477</text:p>
          </table:table-cell>
          <table:table-cell office:value-type="string">
            <text:p>64153</text:p>
          </table:table-cell>
          <table:table-cell office:value-type="string">
            <text:p>35213</text:p>
          </table:table-cell>
          <table:table-cell office:value-type="string">
            <text:p>52489</text:p>
          </table:table-cell>
          <table:table-cell office:value-type="string">
            <text:p>108.1</text:p>
          </table:table-cell>
          <table:table-cell office:value-type="string">
            <text:p>106.6</text:p>
          </table:table-cell>
          <table:table-cell office:value-type="string">
            <text:p>113.3</text:p>
          </table:table-cell>
          <table:table-cell office:value-type="string">
            <text:p>93.4</text:p>
          </table:table-cell>
          <table:table-cell office:value-type="string">
            <text:p>108.1</text:p>
          </table:table-cell>
          <table:table-cell office:value-type="string">
            <text:p>102.7</text:p>
          </table:table-cell>
          <table:table-cell office:value-type="string">
            <text:p>101.3</text:p>
          </table:table-cell>
          <table:table-cell office:value-type="string">
            <text:p>107.6</text:p>
          </table:table-cell>
          <table:table-cell office:value-type="string">
            <text:p>88.7</text:p>
          </table:table-cell>
          <table:table-cell office:value-type="string">
            <text:p>102.7</text:p>
          </table:table-cell>
          <table:table-cell table:number-columns-repeated="240"/>
        </table:table-row>
        <table:table-row table:style-name="ro1">
          <table:table-cell office:value-type="string">
            <text:p>Beijing</text:p>
          </table:table-cell>
          <table:table-cell office:value-type="string">
            <text:p>75482</text:p>
          </table:table-cell>
          <table:table-cell table:formula="of:=RIGHT([.B17];5)" office:value-type="string" office:string-value="75482">
            <text:p>75482</text:p>
          </table:table-cell>
          <table:table-cell office:value-type="float" office:value="75482">
            <text:p>75,482.00</text:p>
          </table:table-cell>
          <table:table-cell office:value-type="string">
            <text:p>75834</text:p>
          </table:table-cell>
          <table:table-cell office:value-type="string">
            <text:p>78270</text:p>
          </table:table-cell>
          <table:table-cell office:value-type="string">
            <text:p>32574</text:p>
          </table:table-cell>
          <table:table-cell office:value-type="string">
            <text:p>76251</text:p>
          </table:table-cell>
          <table:table-cell office:value-type="string">
            <text:p>115.8</text:p>
          </table:table-cell>
          <table:table-cell office:value-type="string">
            <text:p>115.5</text:p>
          </table:table-cell>
          <table:table-cell office:value-type="string">
            <text:p>116.1</text:p>
          </table:table-cell>
          <table:table-cell office:value-type="string">
            <text:p>122.1</text:p>
          </table:table-cell>
          <table:table-cell office:value-type="string">
            <text:p>115.1</text:p>
          </table:table-cell>
          <table:table-cell office:value-type="string">
            <text:p>110</text:p>
          </table:table-cell>
          <table:table-cell office:value-type="string">
            <text:p>109.6</text:p>
          </table:table-cell>
          <table:table-cell office:value-type="string">
            <text:p>110.3</text:p>
          </table:table-cell>
          <table:table-cell office:value-type="string">
            <text:p>116</text:p>
          </table:table-cell>
          <table:table-cell office:value-type="string">
            <text:p>109.3</text:p>
          </table:table-cell>
          <table:table-cell table:number-columns-repeated="240"/>
        </table:table-row>
        <table:table-row table:style-name="ro1">
          <table:table-cell office:value-type="string">
            <text:p>Shanghai</text:p>
          </table:table-cell>
          <table:table-cell office:value-type="string">
            <text:p>75591</text:p>
          </table:table-cell>
          <table:table-cell table:formula="of:=RIGHT([.B18];5)" office:value-type="string" office:string-value="75591">
            <text:p>75591</text:p>
          </table:table-cell>
          <table:table-cell office:value-type="float" office:value="75591">
            <text:p>75,591.00</text:p>
          </table:table-cell>
          <table:table-cell office:value-type="string">
            <text:p>77031</text:p>
          </table:table-cell>
          <table:table-cell office:value-type="string">
            <text:p>83519</text:p>
          </table:table-cell>
          <table:table-cell office:value-type="string">
            <text:p>51422</text:p>
          </table:table-cell>
          <table:table-cell office:value-type="string">
            <text:p>72935</text:p>
          </table:table-cell>
          <table:table-cell office:value-type="string">
            <text:p>114.3</text:p>
          </table:table-cell>
          <table:table-cell office:value-type="string">
            <text:p>107.2</text:p>
          </table:table-cell>
          <table:table-cell office:value-type="string">
            <text:p>116.2</text:p>
          </table:table-cell>
          <table:table-cell office:value-type="string">
            <text:p>125.1</text:p>
          </table:table-cell>
          <table:table-cell office:value-type="string">
            <text:p>114.8</text:p>
          </table:table-cell>
          <table:table-cell office:value-type="string">
            <text:p>108.6</text:p>
          </table:table-cell>
          <table:table-cell office:value-type="string">
            <text:p>101.8</text:p>
          </table:table-cell>
          <table:table-cell office:value-type="string">
            <text:p>110.3</text:p>
          </table:table-cell>
          <table:table-cell office:value-type="string">
            <text:p>118.8</text:p>
          </table:table-cell>
          <table:table-cell office:value-type="string">
            <text:p>109</text:p>
          </table:table-cell>
          <table:table-cell table:number-columns-repeated="240"/>
        </table:table-row>
        <table:table-row table:style-name="ro1">
          <table:table-cell office:value-type="string">
            <text:p>Jiangxi</text:p>
          </table:table-cell>
          <table:table-cell office:value-type="string">
            <text:p>33239</text:p>
          </table:table-cell>
          <table:table-cell table:formula="of:=RIGHT([.B19];5)" office:value-type="string" office:string-value="33239">
            <text:p>33239</text:p>
          </table:table-cell>
          <table:table-cell office:value-type="string">
            <text:p>33239</text:p>
          </table:table-cell>
          <table:table-cell office:value-type="string">
            <text:p>34102</text:p>
          </table:table-cell>
          <table:table-cell office:value-type="string">
            <text:p>35597</text:p>
          </table:table-cell>
          <table:table-cell office:value-type="string">
            <text:p>24403</text:p>
          </table:table-cell>
          <table:table-cell office:value-type="string">
            <text:p>30984</text:p>
          </table:table-cell>
          <table:table-cell table:number-columns-repeated="2" office:value-type="string">
            <text:p>117.2</text:p>
          </table:table-cell>
          <table:table-cell office:value-type="string">
            <text:p>118.5</text:p>
          </table:table-cell>
          <table:table-cell office:value-type="string">
            <text:p>136.3</text:p>
          </table:table-cell>
          <table:table-cell office:value-type="string">
            <text:p>119</text:p>
          </table:table-cell>
          <table:table-cell table:number-columns-repeated="2" office:value-type="string">
            <text:p>111.3</text:p>
          </table:table-cell>
          <table:table-cell office:value-type="string">
            <text:p>112.6</text:p>
          </table:table-cell>
          <table:table-cell office:value-type="string">
            <text:p>129.5</text:p>
          </table:table-cell>
          <table:table-cell office:value-type="string">
            <text:p>113</text:p>
          </table:table-cell>
          <table:table-cell table:number-columns-repeated="240"/>
        </table:table-row>
        <table:table-row table:style-name="ro1">
          <table:table-cell office:value-type="string">
            <text:p>Shandong</text:p>
          </table:table-cell>
          <table:table-cell office:value-type="string">
            <text:p>37618</text:p>
          </table:table-cell>
          <table:table-cell table:formula="of:=RIGHT([.B20];5)" office:value-type="string" office:string-value="37618">
            <text:p>37618</text:p>
          </table:table-cell>
          <table:table-cell office:value-type="string">
            <text:p>37618</text:p>
          </table:table-cell>
          <table:table-cell office:value-type="string">
            <text:p>37992</text:p>
          </table:table-cell>
          <table:table-cell office:value-type="string">
            <text:p>43469</text:p>
          </table:table-cell>
          <table:table-cell office:value-type="string">
            <text:p>29683</text:p>
          </table:table-cell>
          <table:table-cell office:value-type="string">
            <text:p>33931</text:p>
          </table:table-cell>
          <table:table-cell office:value-type="string">
            <text:p>112.9</text:p>
          </table:table-cell>
          <table:table-cell office:value-type="string">
            <text:p>112.6</text:p>
          </table:table-cell>
          <table:table-cell office:value-type="string">
            <text:p>112.9</text:p>
          </table:table-cell>
          <table:table-cell office:value-type="string">
            <text:p>115.8</text:p>
          </table:table-cell>
          <table:table-cell office:value-type="string">
            <text:p>115.7</text:p>
          </table:table-cell>
          <table:table-cell office:value-type="string">
            <text:p>107.2</text:p>
          </table:table-cell>
          <table:table-cell office:value-type="string">
            <text:p>107</text:p>
          </table:table-cell>
          <table:table-cell office:value-type="string">
            <text:p>107.3</text:p>
          </table:table-cell>
          <table:table-cell office:value-type="string">
            <text:p>110</text:p>
          </table:table-cell>
          <table:table-cell office:value-type="string">
            <text:p>109.9</text:p>
          </table:table-cell>
          <table:table-cell table:number-columns-repeated="240"/>
        </table:table-row>
        <table:table-row table:style-name="ro1">
          <table:table-cell office:value-type="string">
            <text:p>Henan</text:p>
          </table:table-cell>
          <table:table-cell office:value-type="string">
            <text:p>33634</text:p>
          </table:table-cell>
          <table:table-cell table:formula="of:=RIGHT([.B21];5)" office:value-type="string" office:string-value="33634">
            <text:p>33634</text:p>
          </table:table-cell>
          <table:table-cell office:value-type="string">
            <text:p>33634</text:p>
          </table:table-cell>
          <table:table-cell office:value-type="string">
            <text:p>34203</text:p>
          </table:table-cell>
          <table:table-cell office:value-type="string">
            <text:p>35386</text:p>
          </table:table-cell>
          <table:table-cell office:value-type="string">
            <text:p>24220</text:p>
          </table:table-cell>
          <table:table-cell office:value-type="string">
            <text:p>33054</text:p>
          </table:table-cell>
          <table:table-cell office:value-type="string">
            <text:p>112.8</text:p>
          </table:table-cell>
          <table:table-cell office:value-type="string">
            <text:p>112.9</text:p>
          </table:table-cell>
          <table:table-cell office:value-type="string">
            <text:p>112.4</text:p>
          </table:table-cell>
          <table:table-cell office:value-type="string">
            <text:p>118.8</text:p>
          </table:table-cell>
          <table:table-cell office:value-type="string">
            <text:p>112.9</text:p>
          </table:table-cell>
          <table:table-cell office:value-type="string">
            <text:p>107.1</text:p>
          </table:table-cell>
          <table:table-cell office:value-type="string">
            <text:p>107.2</text:p>
          </table:table-cell>
          <table:table-cell office:value-type="string">
            <text:p>106.8</text:p>
          </table:table-cell>
          <table:table-cell office:value-type="string">
            <text:p>112.8</text:p>
          </table:table-cell>
          <table:table-cell office:value-type="string">
            <text:p>107.2</text:p>
          </table:table-cell>
          <table:table-cell table:number-columns-repeated="240"/>
        </table:table-row>
        <table:table-row table:style-name="ro1">
          <table:table-cell office:value-type="string">
            <text:p>Hubei</text:p>
          </table:table-cell>
          <table:table-cell office:value-type="string">
            <text:p>36128</text:p>
          </table:table-cell>
          <table:table-cell table:formula="of:=RIGHT([.B22];5)" office:value-type="string" office:string-value="36128">
            <text:p>36128</text:p>
          </table:table-cell>
          <table:table-cell office:value-type="string">
            <text:p>36128</text:p>
          </table:table-cell>
          <table:table-cell office:value-type="string">
            <text:p>37134</text:p>
          </table:table-cell>
          <table:table-cell office:value-type="string">
            <text:p>39104</text:p>
          </table:table-cell>
          <table:table-cell office:value-type="string">
            <text:p>26536</text:p>
          </table:table-cell>
          <table:table-cell office:value-type="string">
            <text:p>33568</text:p>
          </table:table-cell>
          <table:table-cell office:value-type="string">
            <text:p>113.6</text:p>
          </table:table-cell>
          <table:table-cell office:value-type="string">
            <text:p>113.9</text:p>
          </table:table-cell>
          <table:table-cell office:value-type="string">
            <text:p>111.6</text:p>
          </table:table-cell>
          <table:table-cell office:value-type="string">
            <text:p>110.8</text:p>
          </table:table-cell>
          <table:table-cell office:value-type="string">
            <text:p>118.8</text:p>
          </table:table-cell>
          <table:table-cell office:value-type="string">
            <text:p>107.9</text:p>
          </table:table-cell>
          <table:table-cell office:value-type="string">
            <text:p>108.2</text:p>
          </table:table-cell>
          <table:table-cell office:value-type="string">
            <text:p>106</text:p>
          </table:table-cell>
          <table:table-cell office:value-type="string">
            <text:p>105.2</text:p>
          </table:table-cell>
          <table:table-cell office:value-type="string">
            <text:p>112.8</text:p>
          </table:table-cell>
          <table:table-cell table:number-columns-repeated="240"/>
        </table:table-row>
        <table:table-row table:style-name="ro1">
          <table:table-cell office:value-type="string">
            <text:p>Hunan</text:p>
            <draw:frame table:end-cell-address="sheet1.J52" table:end-x="0.535cm" table:end-y="0.141cm" draw:z-index="0" draw:style-name="gr1" draw:text-style-name="P1" svg:width="35.546cm" svg:height="13.219cm" svg:x="3.507cm" svg:y="0.019cm">
              <draw:object draw:notify-on-update-of-ranges="sheet1.A6:sheet1.A18 sheet1.D6:sheet1.D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34586</text:p>
          </table:table-cell>
          <table:table-cell table:formula="of:=RIGHT([.B23];5)" office:value-type="string" office:string-value="34586">
            <text:p>34586</text:p>
          </table:table-cell>
          <table:table-cell office:value-type="string">
            <text:p>34586</text:p>
          </table:table-cell>
          <table:table-cell office:value-type="string">
            <text:p>35520</text:p>
          </table:table-cell>
          <table:table-cell office:value-type="string">
            <text:p>35626</text:p>
          </table:table-cell>
          <table:table-cell office:value-type="string">
            <text:p>26066</text:p>
          </table:table-cell>
          <table:table-cell office:value-type="string">
            <text:p>34374</text:p>
          </table:table-cell>
          <table:table-cell office:value-type="string">
            <text:p>116.6</text:p>
          </table:table-cell>
          <table:table-cell office:value-type="string">
            <text:p>116.5</text:p>
          </table:table-cell>
          <table:table-cell office:value-type="string">
            <text:p>111.7</text:p>
          </table:table-cell>
          <table:table-cell office:value-type="string">
            <text:p>120.7</text:p>
          </table:table-cell>
          <table:table-cell office:value-type="string">
            <text:p>123.5</text:p>
          </table:table-cell>
          <table:table-cell table:number-columns-repeated="2" office:value-type="string">
            <text:p>110.7</text:p>
          </table:table-cell>
          <table:table-cell office:value-type="string">
            <text:p>106.1</text:p>
          </table:table-cell>
          <table:table-cell office:value-type="string">
            <text:p>114.6</text:p>
          </table:table-cell>
          <table:table-cell office:value-type="string">
            <text:p>117.2</text:p>
          </table:table-cell>
          <table:table-cell table:number-columns-repeated="240"/>
        </table:table-row>
        <table:table-row table:style-name="ro1">
          <table:table-cell office:value-type="string">
            <text:p>Guangdong</text:p>
          </table:table-cell>
          <table:table-cell office:value-type="string">
            <text:p>45060</text:p>
          </table:table-cell>
          <table:table-cell table:formula="of:=RIGHT([.B24];5)" office:value-type="string" office:string-value="45060">
            <text:p>45060</text:p>
          </table:table-cell>
          <table:table-cell office:value-type="string">
            <text:p>45060</text:p>
          </table:table-cell>
          <table:table-cell office:value-type="string">
            <text:p>45152</text:p>
          </table:table-cell>
          <table:table-cell office:value-type="string">
            <text:p>53976</text:p>
          </table:table-cell>
          <table:table-cell office:value-type="string">
            <text:p>25573</text:p>
          </table:table-cell>
          <table:table-cell office:value-type="string">
            <text:p>41651</text:p>
          </table:table-cell>
          <table:table-cell office:value-type="string">
            <text:p>111.4</text:p>
          </table:table-cell>
          <table:table-cell office:value-type="string">
            <text:p>111.9</text:p>
          </table:table-cell>
          <table:table-cell office:value-type="string">
            <text:p>110.1</text:p>
          </table:table-cell>
          <table:table-cell office:value-type="string">
            <text:p>113.9</text:p>
          </table:table-cell>
          <table:table-cell office:value-type="string">
            <text:p>113.2</text:p>
          </table:table-cell>
          <table:table-cell office:value-type="string">
            <text:p>105.8</text:p>
          </table:table-cell>
          <table:table-cell office:value-type="string">
            <text:p>106.2</text:p>
          </table:table-cell>
          <table:table-cell office:value-type="string">
            <text:p>104.6</text:p>
          </table:table-cell>
          <table:table-cell office:value-type="string">
            <text:p>108.2</text:p>
          </table:table-cell>
          <table:table-cell office:value-type="string">
            <text:p>107.5</text:p>
          </table:table-cell>
          <table:table-cell table:number-columns-repeated="240"/>
        </table:table-row>
        <table:table-row table:style-name="ro1">
          <table:table-cell office:value-type="string">
            <text:p>Guangxi</text:p>
          </table:table-cell>
          <table:table-cell office:value-type="string">
            <text:p>33032</text:p>
          </table:table-cell>
          <table:table-cell table:formula="of:=RIGHT([.B25];5)" office:value-type="string" office:string-value="33032">
            <text:p>33032</text:p>
          </table:table-cell>
          <table:table-cell office:value-type="string">
            <text:p>33032</text:p>
          </table:table-cell>
          <table:table-cell office:value-type="string">
            <text:p>34064</text:p>
          </table:table-cell>
          <table:table-cell office:value-type="string">
            <text:p>34886</text:p>
          </table:table-cell>
          <table:table-cell office:value-type="string">
            <text:p>22123</text:p>
          </table:table-cell>
          <table:table-cell office:value-type="string">
            <text:p>31449</text:p>
          </table:table-cell>
          <table:table-cell office:value-type="string">
            <text:p>107.7</text:p>
          </table:table-cell>
          <table:table-cell office:value-type="string">
            <text:p>107</text:p>
          </table:table-cell>
          <table:table-cell office:value-type="string">
            <text:p>107.1</text:p>
          </table:table-cell>
          <table:table-cell office:value-type="string">
            <text:p>102.7</text:p>
          </table:table-cell>
          <table:table-cell office:value-type="string">
            <text:p>111.7</text:p>
          </table:table-cell>
          <table:table-cell office:value-type="string">
            <text:p>102.3</text:p>
          </table:table-cell>
          <table:table-cell office:value-type="string">
            <text:p>101.6</text:p>
          </table:table-cell>
          <table:table-cell office:value-type="string">
            <text:p>101.7</text:p>
          </table:table-cell>
          <table:table-cell office:value-type="string">
            <text:p>97.6</text:p>
          </table:table-cell>
          <table:table-cell office:value-type="string">
            <text:p>106.1</text:p>
          </table:table-cell>
          <table:table-cell table:number-columns-repeated="240"/>
        </table:table-row>
        <table:table-row table:style-name="ro1">
          <table:table-cell office:value-type="string">
            <text:p>Hainan</text:p>
          </table:table-cell>
          <table:table-cell office:value-type="string">
            <text:p>36244</text:p>
          </table:table-cell>
          <table:table-cell table:formula="of:=RIGHT([.B26];5)" office:value-type="string" office:string-value="36244">
            <text:p>36244</text:p>
          </table:table-cell>
          <table:table-cell office:value-type="string">
            <text:p>36244</text:p>
          </table:table-cell>
          <table:table-cell office:value-type="string">
            <text:p>36716</text:p>
          </table:table-cell>
          <table:table-cell office:value-type="string">
            <text:p>37562</text:p>
          </table:table-cell>
          <table:table-cell office:value-type="string">
            <text:p>24862</text:p>
          </table:table-cell>
          <table:table-cell office:value-type="string">
            <text:p>35165</text:p>
          </table:table-cell>
          <table:table-cell office:value-type="string">
            <text:p>117.8</text:p>
          </table:table-cell>
          <table:table-cell office:value-type="string">
            <text:p>118.3</text:p>
          </table:table-cell>
          <table:table-cell office:value-type="string">
            <text:p>118.9</text:p>
          </table:table-cell>
          <table:table-cell office:value-type="string">
            <text:p>121.7</text:p>
          </table:table-cell>
          <table:table-cell office:value-type="string">
            <text:p>115.1</text:p>
          </table:table-cell>
          <table:table-cell office:value-type="string">
            <text:p>111.8</text:p>
          </table:table-cell>
          <table:table-cell office:value-type="string">
            <text:p>112.4</text:p>
          </table:table-cell>
          <table:table-cell office:value-type="string">
            <text:p>112.9</text:p>
          </table:table-cell>
          <table:table-cell office:value-type="string">
            <text:p>115.5</text:p>
          </table:table-cell>
          <table:table-cell office:value-type="string">
            <text:p>109.3</text:p>
          </table:table-cell>
          <table:table-cell table:number-columns-repeated="240"/>
        </table:table-row>
        <table:table-row table:style-name="ro1">
          <table:table-cell office:value-type="string">
            <text:p>Chongqing</text:p>
          </table:table-cell>
          <table:table-cell office:value-type="string">
            <text:p>39430</text:p>
          </table:table-cell>
          <table:table-cell table:formula="of:=RIGHT([.B27];5)" office:value-type="string" office:string-value="39430">
            <text:p>39430</text:p>
          </table:table-cell>
          <table:table-cell office:value-type="string">
            <text:p>39430</text:p>
          </table:table-cell>
          <table:table-cell office:value-type="string">
            <text:p>40042</text:p>
          </table:table-cell>
          <table:table-cell office:value-type="string">
            <text:p>43617</text:p>
          </table:table-cell>
          <table:table-cell office:value-type="string">
            <text:p>28078</text:p>
          </table:table-cell>
          <table:table-cell office:value-type="string">
            <text:p>37206</text:p>
          </table:table-cell>
          <table:table-cell office:value-type="string">
            <text:p>113.5</text:p>
          </table:table-cell>
          <table:table-cell office:value-type="string">
            <text:p>113.3</text:p>
          </table:table-cell>
          <table:table-cell office:value-type="string">
            <text:p>117.3</text:p>
          </table:table-cell>
          <table:table-cell office:value-type="string">
            <text:p>117.9</text:p>
          </table:table-cell>
          <table:table-cell office:value-type="string">
            <text:p>112</text:p>
          </table:table-cell>
          <table:table-cell office:value-type="string">
            <text:p>107.8</text:p>
          </table:table-cell>
          <table:table-cell office:value-type="string">
            <text:p>107.6</text:p>
          </table:table-cell>
          <table:table-cell office:value-type="string">
            <text:p>111.4</text:p>
          </table:table-cell>
          <table:table-cell office:value-type="string">
            <text:p>112</text:p>
          </table:table-cell>
          <table:table-cell office:value-type="string">
            <text:p>106.4</text:p>
          </table:table-cell>
          <table:table-cell table:number-columns-repeated="240"/>
        </table:table-row>
        <table:table-row table:style-name="ro1">
          <table:table-cell office:value-type="string">
            <text:p>Sichuan</text:p>
          </table:table-cell>
          <table:table-cell office:value-type="string">
            <text:p>37330</text:p>
          </table:table-cell>
          <table:table-cell table:formula="of:=RIGHT([.B28];5)" office:value-type="string" office:string-value="37330">
            <text:p>37330</text:p>
          </table:table-cell>
          <table:table-cell office:value-type="string">
            <text:p>37330</text:p>
          </table:table-cell>
          <table:table-cell office:value-type="string">
            <text:p>37924</text:p>
          </table:table-cell>
          <table:table-cell office:value-type="string">
            <text:p>42048</text:p>
          </table:table-cell>
          <table:table-cell office:value-type="string">
            <text:p>28342</text:p>
          </table:table-cell>
          <table:table-cell office:value-type="string">
            <text:p>31575</text:p>
          </table:table-cell>
          <table:table-cell office:value-type="string">
            <text:p>114.6</text:p>
          </table:table-cell>
          <table:table-cell table:number-columns-repeated="2" office:value-type="string">
            <text:p>114.5</text:p>
          </table:table-cell>
          <table:table-cell office:value-type="string">
            <text:p>120.9</text:p>
          </table:table-cell>
          <table:table-cell office:value-type="string">
            <text:p>116.6</text:p>
          </table:table-cell>
          <table:table-cell office:value-type="string">
            <text:p>108.9</text:p>
          </table:table-cell>
          <table:table-cell office:value-type="string">
            <text:p>108.8</text:p>
          </table:table-cell>
          <table:table-cell office:value-type="string">
            <text:p>108.7</text:p>
          </table:table-cell>
          <table:table-cell office:value-type="string">
            <text:p>114.8</text:p>
          </table:table-cell>
          <table:table-cell office:value-type="string">
            <text:p>110.7</text:p>
          </table:table-cell>
          <table:table-cell table:number-columns-repeated="240"/>
        </table:table-row>
        <table:table-row table:style-name="ro1">
          <table:table-cell office:value-type="string">
            <text:p>Guizhou</text:p>
          </table:table-cell>
          <table:table-cell office:value-type="string">
            <text:p>36102</text:p>
          </table:table-cell>
          <table:table-cell table:formula="of:=RIGHT([.B29];5)" office:value-type="string" office:string-value="36102">
            <text:p>36102</text:p>
          </table:table-cell>
          <table:table-cell office:value-type="string">
            <text:p>36102</text:p>
          </table:table-cell>
          <table:table-cell office:value-type="string">
            <text:p>37331</text:p>
          </table:table-cell>
          <table:table-cell office:value-type="string">
            <text:p>37359</text:p>
          </table:table-cell>
          <table:table-cell office:value-type="string">
            <text:p>30894</text:p>
          </table:table-cell>
          <table:table-cell office:value-type="string">
            <text:p>33314</text:p>
          </table:table-cell>
          <table:table-cell office:value-type="string">
            <text:p>118.6</text:p>
          </table:table-cell>
          <table:table-cell table:number-columns-repeated="2" office:value-type="string">
            <text:p>118.7</text:p>
          </table:table-cell>
          <table:table-cell office:value-type="string">
            <text:p>128.4</text:p>
          </table:table-cell>
          <table:table-cell office:value-type="string">
            <text:p>116.8</text:p>
          </table:table-cell>
          <table:table-cell table:number-columns-repeated="3" office:value-type="string">
            <text:p>112.7</text:p>
          </table:table-cell>
          <table:table-cell office:value-type="string">
            <text:p>121.9</text:p>
          </table:table-cell>
          <table:table-cell office:value-type="string">
            <text:p>110.9</text:p>
          </table:table-cell>
          <table:table-cell table:number-columns-repeated="240"/>
        </table:table-row>
        <table:table-row table:style-name="ro1">
          <table:table-cell office:value-type="string">
            <text:p>Yunnan</text:p>
          </table:table-cell>
          <table:table-cell office:value-type="string">
            <text:p>34004</text:p>
          </table:table-cell>
          <table:table-cell table:formula="of:=RIGHT([.B30];5)" office:value-type="string" office:string-value="34004">
            <text:p>34004</text:p>
          </table:table-cell>
          <table:table-cell office:value-type="string">
            <text:p>34004</text:p>
          </table:table-cell>
          <table:table-cell office:value-type="string">
            <text:p>35031</text:p>
          </table:table-cell>
          <table:table-cell office:value-type="string">
            <text:p>38684</text:p>
          </table:table-cell>
          <table:table-cell office:value-type="string">
            <text:p>32102</text:p>
          </table:table-cell>
          <table:table-cell office:value-type="string">
            <text:p>27932</text:p>
          </table:table-cell>
          <table:table-cell office:value-type="string">
            <text:p>116.5</text:p>
          </table:table-cell>
          <table:table-cell office:value-type="string">
            <text:p>116.1</text:p>
          </table:table-cell>
          <table:table-cell office:value-type="string">
            <text:p>116.7</text:p>
          </table:table-cell>
          <table:table-cell office:value-type="string">
            <text:p>132.6</text:p>
          </table:table-cell>
          <table:table-cell office:value-type="string">
            <text:p>120.1</text:p>
          </table:table-cell>
          <table:table-cell office:value-type="string">
            <text:p>110.6</text:p>
          </table:table-cell>
          <table:table-cell office:value-type="string">
            <text:p>110.2</text:p>
          </table:table-cell>
          <table:table-cell office:value-type="string">
            <text:p>110.9</text:p>
          </table:table-cell>
          <table:table-cell office:value-type="string">
            <text:p>125.9</text:p>
          </table:table-cell>
          <table:table-cell office:value-type="string">
            <text:p>114.1</text:p>
          </table:table-cell>
          <table:table-cell table:number-columns-repeated="240"/>
        </table:table-row>
        <table:table-row table:style-name="ro1">
          <table:table-cell office:value-type="string">
            <text:p>Tibet</text:p>
          </table:table-cell>
          <table:table-cell office:value-type="string">
            <text:p>49464</text:p>
          </table:table-cell>
          <table:table-cell table:formula="of:=RIGHT([.B31];5)" office:value-type="string" office:string-value="49464">
            <text:p>49464</text:p>
          </table:table-cell>
          <table:table-cell office:value-type="string">
            <text:p>49464</text:p>
          </table:table-cell>
          <table:table-cell office:value-type="string">
            <text:p>55845</text:p>
          </table:table-cell>
          <table:table-cell office:value-type="string">
            <text:p>50770</text:p>
          </table:table-cell>
          <table:table-cell office:value-type="string">
            <text:p>15163</text:p>
          </table:table-cell>
          <table:table-cell office:value-type="string">
            <text:p>35405</text:p>
          </table:table-cell>
          <table:table-cell office:value-type="string">
            <text:p>99.1</text:p>
          </table:table-cell>
          <table:table-cell office:value-type="string">
            <text:p>102.7</text:p>
          </table:table-cell>
          <table:table-cell office:value-type="string">
            <text:p>98.7</text:p>
          </table:table-cell>
          <table:table-cell office:value-type="string">
            <text:p>93.6</text:p>
          </table:table-cell>
          <table:table-cell office:value-type="string">
            <text:p>105.2</text:p>
          </table:table-cell>
          <table:table-cell office:value-type="string">
            <text:p>94.1</text:p>
          </table:table-cell>
          <table:table-cell office:value-type="string">
            <text:p>97.5</text:p>
          </table:table-cell>
          <table:table-cell office:value-type="string">
            <text:p>93.8</text:p>
          </table:table-cell>
          <table:table-cell office:value-type="string">
            <text:p>88.9</text:p>
          </table:table-cell>
          <table:table-cell office:value-type="string">
            <text:p>99.9</text:p>
          </table:table-cell>
          <table:table-cell table:number-columns-repeated="240"/>
        </table:table-row>
        <table:table-row table:style-name="ro1">
          <table:table-cell office:value-type="string">
            <text:p>Shaanxi</text:p>
          </table:table-cell>
          <table:table-cell office:value-type="string">
            <text:p>38143</text:p>
          </table:table-cell>
          <table:table-cell table:formula="of:=RIGHT([.B32];5)" office:value-type="string" office:string-value="38143">
            <text:p>38143</text:p>
          </table:table-cell>
          <table:table-cell office:value-type="string">
            <text:p>38143</text:p>
          </table:table-cell>
          <table:table-cell office:value-type="string">
            <text:p>39043</text:p>
          </table:table-cell>
          <table:table-cell office:value-type="string">
            <text:p>40349</text:p>
          </table:table-cell>
          <table:table-cell office:value-type="string">
            <text:p>26670</text:p>
          </table:table-cell>
          <table:table-cell office:value-type="string">
            <text:p>34591</text:p>
          </table:table-cell>
          <table:table-cell office:value-type="string">
            <text:p>114.3</text:p>
          </table:table-cell>
          <table:table-cell office:value-type="string">
            <text:p>113.8</text:p>
          </table:table-cell>
          <table:table-cell office:value-type="string">
            <text:p>116.9</text:p>
          </table:table-cell>
          <table:table-cell office:value-type="string">
            <text:p>130.7</text:p>
          </table:table-cell>
          <table:table-cell office:value-type="string">
            <text:p>106.6</text:p>
          </table:table-cell>
          <table:table-cell office:value-type="string">
            <text:p>108.5</text:p>
          </table:table-cell>
          <table:table-cell office:value-type="string">
            <text:p>108.1</text:p>
          </table:table-cell>
          <table:table-cell office:value-type="string">
            <text:p>111</text:p>
          </table:table-cell>
          <table:table-cell office:value-type="string">
            <text:p>124.2</text:p>
          </table:table-cell>
          <table:table-cell office:value-type="string">
            <text:p>101.2</text:p>
          </table:table-cell>
          <table:table-cell table:number-columns-repeated="240"/>
        </table:table-row>
        <table:table-row table:style-name="ro1">
          <table:table-cell office:value-type="string">
            <text:p>Gansu</text:p>
          </table:table-cell>
          <table:table-cell office:value-type="string">
            <text:p>32092</text:p>
          </table:table-cell>
          <table:table-cell table:formula="of:=RIGHT([.B33];5)" office:value-type="string" office:string-value="32092">
            <text:p>32092</text:p>
          </table:table-cell>
          <table:table-cell office:value-type="string">
            <text:p>32092</text:p>
          </table:table-cell>
          <table:table-cell office:value-type="string">
            <text:p>32724</text:p>
          </table:table-cell>
          <table:table-cell office:value-type="string">
            <text:p>32366</text:p>
          </table:table-cell>
          <table:table-cell office:value-type="string">
            <text:p>27826</text:p>
          </table:table-cell>
          <table:table-cell office:value-type="string">
            <text:p>31869</text:p>
          </table:table-cell>
          <table:table-cell office:value-type="string">
            <text:p>110.3</text:p>
          </table:table-cell>
          <table:table-cell office:value-type="string">
            <text:p>110.6</text:p>
          </table:table-cell>
          <table:table-cell office:value-type="string">
            <text:p>108.3</text:p>
          </table:table-cell>
          <table:table-cell office:value-type="string">
            <text:p>126</text:p>
          </table:table-cell>
          <table:table-cell office:value-type="string">
            <text:p>116.4</text:p>
          </table:table-cell>
          <table:table-cell office:value-type="string">
            <text:p>104.7</text:p>
          </table:table-cell>
          <table:table-cell office:value-type="string">
            <text:p>105</text:p>
          </table:table-cell>
          <table:table-cell office:value-type="string">
            <text:p>102.8</text:p>
          </table:table-cell>
          <table:table-cell office:value-type="string">
            <text:p>119.7</text:p>
          </table:table-cell>
          <table:table-cell office:value-type="string">
            <text:p>110.6</text:p>
          </table:table-cell>
          <table:table-cell table:number-columns-repeated="240"/>
        </table:table-row>
        <table:table-row table:style-name="ro1">
          <table:table-cell office:value-type="string">
            <text:p>Qinghai</text:p>
          </table:table-cell>
          <table:table-cell office:value-type="string">
            <text:p>41370</text:p>
          </table:table-cell>
          <table:table-cell table:formula="of:=RIGHT([.B34];5)" office:value-type="string" office:string-value="41370">
            <text:p>41370</text:p>
          </table:table-cell>
          <table:table-cell office:value-type="string">
            <text:p>41370</text:p>
          </table:table-cell>
          <table:table-cell office:value-type="string">
            <text:p>42493</text:p>
          </table:table-cell>
          <table:table-cell office:value-type="string">
            <text:p>46936</text:p>
          </table:table-cell>
          <table:table-cell office:value-type="string">
            <text:p>23745</text:p>
          </table:table-cell>
          <table:table-cell office:value-type="string">
            <text:p>30327</text:p>
          </table:table-cell>
          <table:table-cell office:value-type="string">
            <text:p>114.5</text:p>
          </table:table-cell>
          <table:table-cell office:value-type="string">
            <text:p>114.3</text:p>
          </table:table-cell>
          <table:table-cell office:value-type="string">
            <text:p>113.3</text:p>
          </table:table-cell>
          <table:table-cell office:value-type="string">
            <text:p>117</text:p>
          </table:table-cell>
          <table:table-cell office:value-type="string">
            <text:p>130.9</text:p>
          </table:table-cell>
          <table:table-cell office:value-type="string">
            <text:p>108.8</text:p>
          </table:table-cell>
          <table:table-cell office:value-type="string">
            <text:p>108.5</text:p>
          </table:table-cell>
          <table:table-cell office:value-type="string">
            <text:p>107.6</text:p>
          </table:table-cell>
          <table:table-cell office:value-type="string">
            <text:p>111.1</text:p>
          </table:table-cell>
          <table:table-cell office:value-type="string">
            <text:p>124.3</text:p>
          </table:table-cell>
          <table:table-cell table:number-columns-repeated="240"/>
        </table:table-row>
        <table:table-row table:style-name="ro1">
          <table:table-cell office:value-type="string">
            <text:p>Ningxia</text:p>
          </table:table-cell>
          <table:table-cell office:value-type="string">
            <text:p>42703</text:p>
          </table:table-cell>
          <table:table-cell table:formula="of:=RIGHT([.B35];5)" office:value-type="string" office:string-value="42703">
            <text:p>42703</text:p>
          </table:table-cell>
          <table:table-cell office:value-type="string">
            <text:p>42703</text:p>
          </table:table-cell>
          <table:table-cell office:value-type="string">
            <text:p>44574</text:p>
          </table:table-cell>
          <table:table-cell office:value-type="string">
            <text:p>41217</text:p>
          </table:table-cell>
          <table:table-cell office:value-type="string">
            <text:p>37143</text:p>
          </table:table-cell>
          <table:table-cell office:value-type="string">
            <text:p>45402</text:p>
          </table:table-cell>
          <table:table-cell office:value-type="string">
            <text:p>114.9</text:p>
          </table:table-cell>
          <table:table-cell office:value-type="string">
            <text:p>113.9</text:p>
          </table:table-cell>
          <table:table-cell office:value-type="string">
            <text:p>116.7</text:p>
          </table:table-cell>
          <table:table-cell office:value-type="string">
            <text:p>97.4</text:p>
          </table:table-cell>
          <table:table-cell office:value-type="string">
            <text:p>113.1</text:p>
          </table:table-cell>
          <table:table-cell office:value-type="string">
            <text:p>109.1</text:p>
          </table:table-cell>
          <table:table-cell office:value-type="string">
            <text:p>108.1</text:p>
          </table:table-cell>
          <table:table-cell office:value-type="string">
            <text:p>110.8</text:p>
          </table:table-cell>
          <table:table-cell office:value-type="string">
            <text:p>92.5</text:p>
          </table:table-cell>
          <table:table-cell office:value-type="string">
            <text:p>107.4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Xinjiang</text:p>
          </table:table-cell>
          <table:table-cell table:style-name="ce12" office:value-type="string">
            <text:p>38238</text:p>
          </table:table-cell>
          <table:table-cell table:formula="of:=RIGHT([.B36];5)" office:value-type="string" office:string-value="38238">
            <text:p>38238</text:p>
          </table:table-cell>
          <table:table-cell office:value-type="string">
            <text:p>38238</text:p>
          </table:table-cell>
          <table:table-cell table:style-name="ce15" office:value-type="string">
            <text:p>38820</text:p>
          </table:table-cell>
          <table:table-cell table:style-name="ce15" office:value-type="string">
            <text:p>36309</text:p>
          </table:table-cell>
          <table:table-cell table:style-name="ce15" office:value-type="string">
            <text:p>38944</text:p>
          </table:table-cell>
          <table:table-cell table:style-name="ce15" office:value-type="string">
            <text:p>42184</text:p>
          </table:table-cell>
          <table:table-cell table:style-name="ce15" office:value-type="string">
            <text:p>119.5</text:p>
          </table:table-cell>
          <table:table-cell table:style-name="ce15" office:value-type="string">
            <text:p>120</text:p>
          </table:table-cell>
          <table:table-cell table:style-name="ce15" office:value-type="string">
            <text:p>117.1</text:p>
          </table:table-cell>
          <table:table-cell table:style-name="ce15" office:value-type="string">
            <text:p>124.6</text:p>
          </table:table-cell>
          <table:table-cell table:style-name="ce15" office:value-type="string">
            <text:p>122.4</text:p>
          </table:table-cell>
          <table:table-cell table:style-name="ce15" office:value-type="string">
            <text:p>113.5</text:p>
          </table:table-cell>
          <table:table-cell table:style-name="ce15" office:value-type="string">
            <text:p>113.9</text:p>
          </table:table-cell>
          <table:table-cell table:style-name="ce15" office:value-type="string">
            <text:p>111.2</text:p>
          </table:table-cell>
          <table:table-cell table:style-name="ce15" office:value-type="string">
            <text:p>118.4</text:p>
          </table:table-cell>
          <table:table-cell table:style-name="ce15" office:value-type="string">
            <text:p>116.2</text:p>
          </table:table-cell>
          <table:table-cell table:number-columns-repeated="240"/>
        </table:table-row>
        <table:table-row table:style-name="ro1">
          <table:table-cell table:style-name="ce6" table:number-columns-spanned="18" table:number-rows-spanned="1"/>
          <table:covered-table-cell table:number-columns-repeated="17" table:style-name="ce6"/>
          <table:table-cell table:number-columns-repeated="240"/>
        </table:table-row>
        <table:table-row table:style-name="ro1" table:number-rows-repeated="14">
          <table:table-cell table:style-name="Default" table:number-columns-repeated="19"/>
          <table:table-cell table:number-columns-repeated="239"/>
        </table:table-row>
        <table:table-row table:style-name="ro3">
          <table:table-cell table:style-name="ce7" office:value-type="string">
            <text:p><text:a xlink:href="http://219.235.129.58/reportView.do?Url=/xmlFiles/en/87c5c72b025d4928831f34ca66280ae3.xml&amp;id=a6a8389f939d4bed90639b379a96ec4a&amp;bgqDm=20110000&amp;i18nLang=ja">http://219.235.129.58/reportView.do?Url=/xmlFiles/en/87c5c72b025d4928831f34ca66280ae3.xml&amp;id=a6a8389f939d4bed90639b379a96ec4a&amp;bgqDm=20110000&amp;i18nLang=ja</text:a> </text:p>
          </table:table-cell>
          <table:table-cell table:style-name="Default" table:number-columns-repeated="18"/>
          <table:table-cell table:number-columns-repeated="239"/>
        </table:table-row>
        <table:table-row table:style-name="ro3">
          <table:table-cell table:style-name="ce7" office:value-type="string">
            <text:p><text:a xlink:href="http://219.235.129.58/clicksortall.do">http://219.235.129.58/clicksortall.do</text:a> </text:p>
          </table:table-cell>
          <table:table-cell table:style-name="Default" table:number-columns-repeated="18"/>
          <table:table-cell table:number-columns-repeated="239"/>
        </table:table-row>
      </table:table>
      <table:database-ranges>
        <table:database-range table:target-range-address="sheet1.A6:sheet1.AMJ1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0" number:min-integer-digits="1"/>
      <number:text> </number:text>
    </number:number-style>
    <number:number-style style:name="N125">
      <number:number number:decimal-places="1" number:min-integer-digits="1"/>
      <number:text> </number:text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5P0"/>
    </number:currency-style>
    <number:currency-style style:name="N10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18P0"/>
    </number:currency-style>
    <number:date-style style:name="N1011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1" number:language="ja" number:country="JP">
      <number:month/>
      <number:text>/</number:text>
      <number:day/>
      <number:text>/</number:text>
      <number:year/>
    </number:date-style>
    <number:date-style style:name="N1012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3" number:language="ja" number:country="JP">
      <number:hours/>
      <number:text>時</number:text>
      <number:minutes number:style="long"/>
      <number:text>分</number:text>
    </number:time-style>
    <number:time-style style:name="N1012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5" number:language="ja" number:country="JP">
      <number:year number:style="long"/>
      <number:text>年</number:text>
      <number:month/>
      <number:text>月</number:text>
    </number:date-style>
    <number:date-style style:name="N10126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number:min-integer-digits="1" number:grouping="true"/>
    </number:number-style>
    <number:number-style style:name="N10127" number:language="ja" number:country="JP">
      <number:text>-¥</number:text>
      <number:number number: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number:text>-¥</number:text>
      <number:number number: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0P0"/>
    </number:number-style>
    <style:style style:name="Default" style:family="table-cell">
      <style:table-cell-properties style:rotation-align="none"/>
      <style:text-properties style:font-name="Arial1"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2013/04/17</text:date>, <text:time>12:01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7T12:01:36.27</dc:date>
    <meta:generator>OpenOffice.org/3.4.1$Win32 OpenOffice.org_project/341m1$Build-9593</meta:generator>
    <meta:editing-duration>PT10M56S</meta:editing-duration>
    <meta:editing-cycles>1</meta:editing-cycles>
    <meta:document-statistic meta:table-count="1" meta:cell-count="5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547cm" svg:height="13.22cm" xlink:href=".." xlink:type="simple" chart:class="chart:bar" chart:style-name="ch1">
        <chart:legend chart:legend-position="end" svg:x="34.036cm" svg:y="6.298cm" style:legend-expansion="high" chart:style-name="ch2"/>
        <chart:plot-area chart:style-name="ch3" table:cell-range-address="sheet1.A6:sheet1.A18 sheet1.D6:sheet1.D18" chart:data-source-has-labels="column" svg:x="1.16cm" svg:y="1.191cm" svg:width="31.456cm" svg:height="11.345cm">
          <chartooo:coordinate-region svg:x="2.919cm" svg:y="1.403cm" svg:width="29.697cm" svg:height="10.46cm"/>
          <chart:axis chart:dimension="x" chart:name="primary-x" chart:style-name="ch4" chartooo:axis-type="auto">
            <chartooo:date-scale/>
            <chart:categories table:cell-range-address="sheet1.A6:sheet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8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Heilongjiang</text:p>
                <draw:g>
                  <svg:desc>sheet1.A6:sheet1.A18</svg:desc>
                </draw:g>
              </table:table-cell>
              <table:table-cell office:value-type="float" office:value="31302">
                <text:p>31302</text:p>
                <draw:g>
                  <svg:desc>sheet1.D6:sheet1.D18</svg:desc>
                </draw:g>
              </table:table-cell>
            </table:table-row>
            <table:table-row>
              <table:table-cell office:value-type="string">
                <text:p>Jilin</text:p>
              </table:table-cell>
              <table:table-cell office:value-type="float" office:value="33610">
                <text:p>33610</text:p>
              </table:table-cell>
            </table:table-row>
            <table:table-row>
              <table:table-cell office:value-type="string">
                <text:p>Hebei</text:p>
              </table:table-cell>
              <table:table-cell office:value-type="float" office:value="35309">
                <text:p>35309</text:p>
              </table:table-cell>
            </table:table-row>
            <table:table-row>
              <table:table-cell office:value-type="string">
                <text:p>Liaoning</text:p>
              </table:table-cell>
              <table:table-cell office:value-type="float" office:value="38154">
                <text:p>38154</text:p>
              </table:table-cell>
            </table:table-row>
            <table:table-row>
              <table:table-cell office:value-type="string">
                <text:p>Fujian</text:p>
              </table:table-cell>
              <table:table-cell office:value-type="float" office:value="38588">
                <text:p>38588</text:p>
              </table:table-cell>
            </table:table-row>
            <table:table-row>
              <table:table-cell office:value-type="string">
                <text:p>Shanxi</text:p>
              </table:table-cell>
              <table:table-cell office:value-type="float" office:value="39230">
                <text:p>39230</text:p>
              </table:table-cell>
            </table:table-row>
            <table:table-row>
              <table:table-cell office:value-type="string">
                <text:p>Anhui</text:p>
              </table:table-cell>
              <table:table-cell office:value-type="float" office:value="39352">
                <text:p>39352</text:p>
              </table:table-cell>
            </table:table-row>
            <table:table-row>
              <table:table-cell office:value-type="string">
                <text:p>Inner Mongolia</text:p>
              </table:table-cell>
              <table:table-cell office:value-type="float" office:value="41118">
                <text:p>41118</text:p>
              </table:table-cell>
            </table:table-row>
            <table:table-row>
              <table:table-cell office:value-type="string">
                <text:p>Zhejiang</text:p>
              </table:table-cell>
              <table:table-cell office:value-type="float" office:value="45162">
                <text:p>45162</text:p>
              </table:table-cell>
            </table:table-row>
            <table:table-row>
              <table:table-cell office:value-type="string">
                <text:p>Jiangsu</text:p>
              </table:table-cell>
              <table:table-cell office:value-type="float" office:value="45487">
                <text:p>45487</text:p>
              </table:table-cell>
            </table:table-row>
            <table:table-row>
              <table:table-cell office:value-type="string">
                <text:p>Tianjin</text:p>
              </table:table-cell>
              <table:table-cell office:value-type="float" office:value="55658">
                <text:p>55658</text:p>
              </table:table-cell>
            </table:table-row>
            <table:table-row>
              <table:table-cell office:value-type="string">
                <text:p>Beijing</text:p>
              </table:table-cell>
              <table:table-cell office:value-type="float" office:value="75482">
                <text:p>75482</text:p>
              </table:table-cell>
            </table:table-row>
            <table:table-row>
              <table:table-cell office:value-type="string">
                <text:p>Shanghai</text:p>
              </table:table-cell>
              <table:table-cell office:value-type="float" office:value="75591">
                <text:p>75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